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fd28" officeooo:paragraph-rsid="0005fd28"/>
    </style:style>
    <style:style style:name="P2" style:family="paragraph" style:parent-style-name="Standard">
      <style:text-properties officeooo:rsid="0005fd28" officeooo:paragraph-rsid="0007c699"/>
    </style:style>
    <style:style style:name="P3" style:family="paragraph" style:parent-style-name="Standard">
      <style:text-properties officeooo:rsid="0005fd28" officeooo:paragraph-rsid="000b7bee"/>
    </style:style>
    <style:style style:name="P4" style:family="paragraph" style:parent-style-name="Standard">
      <style:text-properties fo:font-style="italic" officeooo:rsid="0005fd28" officeooo:paragraph-rsid="0005fd28" style:font-style-asian="italic" style:font-style-complex="italic"/>
    </style:style>
    <style:style style:name="P5" style:family="paragraph" style:parent-style-name="Standard">
      <style:text-properties fo:font-size="14pt" fo:font-weight="bold" officeooo:rsid="0005fd28" officeooo:paragraph-rsid="0005fd28" style:font-size-asian="14pt" style:font-weight-asian="bold" style:font-size-complex="14pt" style:font-weight-complex="bold"/>
    </style:style>
    <style:style style:name="P6" style:family="paragraph" style:parent-style-name="Standard">
      <style:text-properties officeooo:rsid="0007c699" officeooo:paragraph-rsid="0007c699"/>
    </style:style>
    <style:style style:name="P7" style:family="paragraph" style:parent-style-name="Standard">
      <style:text-properties officeooo:rsid="000b7bee" officeooo:paragraph-rsid="000b7bee"/>
    </style:style>
    <style:style style:name="P8" style:family="paragraph" style:parent-style-name="Standard">
      <style:paragraph-properties fo:padding="0.0291in" fo:border-left="none" fo:border-right="none" fo:border-top="none" fo:border-bottom="0.06pt solid #000000" style:join-border="false"/>
      <style:text-properties officeooo:rsid="0005fd28" officeooo:paragraph-rsid="0005fd28"/>
    </style:style>
    <style:style style:name="P9" style:family="paragraph" style:parent-style-name="Standard">
      <style:paragraph-properties fo:padding="0.0291in" fo:border-left="none" fo:border-right="none" fo:border-top="none" fo:border-bottom="0.06pt solid #000000" style:join-border="false"/>
      <style:text-properties officeooo:rsid="0005fd28" officeooo:paragraph-rsid="0007c699"/>
    </style:style>
    <style:style style:name="T1" style:family="text">
      <style:text-properties officeooo:rsid="0007c699"/>
    </style:style>
    <style:style style:name="T2" style:family="text">
      <style:text-properties officeooo:rsid="00090b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I4707 Lab03 Report</text:p>
      <text:p text:style-name="P1"/>
      <text:p text:style-name="P6">Clock Sweep</text:p>
      <text:p text:style-name="P8"><text:span text:style-name="T1">Value10K</text:span> <text:s text:c="45"/><text:span text:style-name="T1">Value100K</text:span></text:p>
      <text:p text:style-name="P1">Test1 <text:s text:c="21"/>Test2 <text:s text:c="22"/>Test1 <text:s text:c="21"/>Test2 </text:p>
      <text:p text:style-name="P1">00:00:00.15308 <text:s text:c="5"/>00:00:00.2<text:span text:style-name="T1">9</text:span>209 <text:s text:c="5"/>00:00:00.<text:span text:style-name="T1">31</text:span>1469 <text:s text:c="2"/>00:00:00.<text:span text:style-name="T1">37</text:span>201</text:p>
      <text:p text:style-name="P1">00:00:00.148313 <text:s text:c="3"/>00:00:00.2<text:span text:style-name="T1">9</text:span>7079 <text:s text:c="3"/>00:00:00.<text:span text:style-name="T1">30</text:span>6113 <text:s text:c="2"/>00:00:00.<text:span text:style-name="T1">41</text:span>9014</text:p>
      <text:p text:style-name="P1">00:00:00.159175 <text:s text:c="3"/>00:00:00.<text:span text:style-name="T1">30</text:span>6932 <text:s text:c="3"/>00:00:00.<text:span text:style-name="T1">31</text:span>4106 <text:s text:c="2"/>00:00:00.<text:span text:style-name="T1">42</text:span>4416</text:p>
      <text:p text:style-name="P1">00:00:00.162407 <text:s text:c="3"/>00:00:00.2<text:span text:style-name="T1">8</text:span>1892 <text:s text:c="3"/>00:00:00.<text:span text:style-name="T1">3</text:span>23929 <text:s text:c="2"/>00:00:00.<text:span text:style-name="T1">40</text:span>384</text:p>
      <text:p text:style-name="P7">average</text:p>
      <text:p text:style-name="P7">00:00:00.155744 <text:s text:c="3"/>00:00:00.294498 <text:s text:c="3"/>00:00:00.313904 <text:s text:c="2"/>00:00:00.404820</text:p>
      <text:p text:style-name="P7"/>
      <text:p text:style-name="P6">FIFO</text:p>
      <text:p text:style-name="P9"><text:span text:style-name="T1">Value10K</text:span> <text:s text:c="45"/><text:span text:style-name="T1">Value100K</text:span></text:p>
      <text:p text:style-name="P1">Test1 <text:s text:c="21"/>Test2 <text:s text:c="22"/>Test1 <text:s text:c="22"/>Test2</text:p>
      <text:p text:style-name="P1">00:00:00.180262 <text:s text:c="3"/>00:00:00.34845 <text:s text:c="5"/>00:00:00.<text:span text:style-name="T1">41</text:span>0539 <text:s text:c="3"/>00:00:00.<text:span text:style-name="T1">50</text:span>3271</text:p>
      <text:p text:style-name="P1">00:00:00.182693 <text:s text:c="3"/>00:00:00.34859 <text:s text:c="5"/>00:00:00.<text:span text:style-name="T1">39</text:span>3551 <text:s text:c="3"/>00:00:00.<text:span text:style-name="T1">52</text:span>2399</text:p>
      <text:p text:style-name="P1">00:00:00.176537 <text:s text:c="3"/>00:00:00.<text:span text:style-name="T1">36</text:span>5331 <text:s text:c="3"/>00:00:00.<text:span text:style-name="T1">40</text:span>3578 <text:s text:c="3"/>00:00:00.<text:span text:style-name="T1">49</text:span>2329</text:p>
      <text:p text:style-name="P1">00:00:00.175072 <text:s text:c="3"/>00:00:00.378696 <text:s text:c="3"/>00:00:00.<text:span text:style-name="T1">42</text:span>17<text:span text:style-name="T1">12</text:span> <text:s text:c="3"/>00:00:00.<text:span text:style-name="T1">5</text:span>45<text:span text:style-name="T1">548</text:span></text:p>
      <text:p text:style-name="P7">average</text:p>
      <text:p text:style-name="P7">00:00:00.178641 <text:s text:c="3"/>00:00:00.369267 <text:s text:c="3"/>00:00:00.407345 <text:s text:c="3"/>00:00:00.515887</text:p>
      <text:p text:style-name="P3"/>
      <text:p text:style-name="P4">Note: Because the default buffer pool is too large, so executing our test data</text:p>
      <text:p text:style-name="P4">doesn’t use replace policy. So I reset the buffer pool to 80, using the following</text:p>
      <text:p text:style-name="P4">command ‘$HOME/lab03/bin/postgres –B 80 –D $HOME/lab03/data’. And then</text:p>
      <text:p text:style-name="P4">we executed the given test case, we got the following results.</text:p>
      <text:p text:style-name="P1"/>
      <text:p text:style-name="P5">Analysis</text:p>
      <text:p text:style-name="P1">From the above result, we can clearly find that, FIFO algorithm executed always <text:span text:style-name="T1">slower</text:span></text:p>
      <text:p text:style-name="P1">than clock sweep. Firstly, we find that both test1 and test2 always try to find different</text:p>
      <text:p text:style-name="P1">data with different given value, which means replace <text:span text:style-name="T1">policy </text:span>will be called a lot of times.</text:p>
      <text:p text:style-name="P1">Because of this, we think the reason that FIFO runs faster than clock sweep is FIFO</text:p>
      <text:p text:style-name="P2">algorithm <text:span text:style-name="T2">always</text:span> return the first unpinned buffer. <text:span text:style-name="T1">But Clock Sweep attempt to find the oldest unpinned buffer and replace it. It means that this algorithm leave the more frequently used buffer in the buffer pool. So, according to to the test case that select several different data lots of times, FIFO Clock Sweep should run faster than FIFO.</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12:35:26.913004121</meta:creation-date>
    <dc:date>2015-04-02T13:34:39.984912301</dc:date>
    <meta:editing-duration>PT47M3S</meta:editing-duration>
    <meta:editing-cycles>5</meta:editing-cycles>
    <meta:generator>LibreOffice/4.2.7.2$Linux_X86_64 LibreOffice_project/420m0$Build-2</meta:generator>
    <meta:document-statistic meta:table-count="0" meta:image-count="0" meta:object-count="0" meta:page-count="1" meta:paragraph-count="29" meta:word-count="230" meta:character-count="2077" meta:non-whitespace-character-count="1545"/>
  </office:meta>
</office:document-meta>
</file>